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animal--bir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--ground-anim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96" calcext:value-type="float">
            <text:p>196</text:p>
          </table:table-cell>
          <table:table-cell office:value-type="string" calcext:value-type="string">
            <text:p>construction--barrier--cur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string" calcext:value-type="string">
            <text:p>construction--barrier--fen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nstruction--barrier--guard-rai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onstruction--barrier--other-barri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construction--barrier--wal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struction--flat--bike-lan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struction--flat--crosswalk-pla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170" calcext:value-type="float">
            <text:p>170</text:p>
          </table:table-cell>
          <table:table-cell office:value-type="string" calcext:value-type="string">
            <text:p>construction--flat--curb-cu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construction--flat--parkin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>
            <text:p>construction--flat--pedestrian-are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0" calcext:value-type="float">
            <text:p>23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onstruction--flat--rail-trac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nstruction--flat--roa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110" calcext:value-type="float">
            <text:p>110</text:p>
          </table:table-cell>
          <table:table-cell office:value-type="string" calcext:value-type="string">
            <text:p>construction--flat--service-lan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office:value-type="float" office:value="35" calcext:value-type="float">
            <text:p>35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construction--flat--sidewal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construction--structure--bridg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string" calcext:value-type="string">
            <text:p>construction--structure--buildin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nstruction--structure--tunne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uman--perso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uman--rider--bicyclis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uman--rider--motorcyclis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uman--rider--other-ride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marking--crosswalk-zebr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rking--genera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ture--mountai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0" calcext:value-type="float">
            <text:p>23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ture--san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ature--sk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ature--snow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251" calcext:value-type="float">
            <text:p>2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nature--terrai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ature--vegetatio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ture--wate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bject--banne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bject--bench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object--bike-rac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220" calcext:value-type="float">
            <text:p>220</text:p>
          </table:table-cell>
          <table:table-cell office:value-type="string" calcext:value-type="string">
            <text:p>object--billboar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object--catch-basi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object--cctv-camer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bject--fire-hydrant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string" calcext:value-type="string">
            <text:p>object--junction-box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string" calcext:value-type="string">
            <text:p>object--mailbo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object--manhol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bject--phone-booth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object--pothol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10" calcext:value-type="float">
            <text:p>210</text:p>
          </table:table-cell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bject--street-light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 office:value-type="float" office:value="153" calcext:value-type="float">
            <text:p>153</text:p>
          </table:table-cell>
          <table:table-cell office:value-type="string" calcext:value-type="string">
            <text:p>object--support--pol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string" calcext:value-type="string">
            <text:p>object--support--traffic-sign-fram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bject--support--utility-pol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bject--traffic-light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 office:value-type="float" office:value="192" calcext:value-type="float">
            <text:p>192</text:p>
          </table:table-cell>
          <table:table-cell office:value-type="string" calcext:value-type="string">
            <text:p>object--traffic-sign--bac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bject--traffic-sign--fron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bject--trash-can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9" calcext:value-type="float">
            <text:p>119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bject--vehicle--bicycl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bject--vehicle--boat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bject--vehicle--bu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object--vehicle--car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bject--vehicle--caravan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object--vehicle--motorcycl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bject--vehicle--on-rails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object--vehicle--other-vehicl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object--vehicle--trailer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bject--vehicle--truck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object--vehicle--wheeled-slow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string" calcext:value-type="string">
            <text:p>void--car-moun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void--ego-vehicl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id--unlabel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7:07:45.218203918</meta:creation-date>
    <dc:date>2020-03-20T17:45:04.104641398</dc:date>
    <meta:editing-duration>PT16M58S</meta:editing-duration>
    <meta:editing-cycles>1</meta:editing-cycles>
    <meta:document-statistic meta:table-count="1" meta:cell-count="330" meta:object-count="0"/>
    <meta:generator>LibreOffice/6.0.7.3$Linux_X86_64 LibreOffice_project/00m0$Build-3</meta:generator>
  </office:meta>
</office:document-meta>
</file>